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Jules Pipe</text:p>
      <text:p text:style-name="Preformatted_20_Text">From Wikipedia, the free encyclopedia</text:p>
      <text:p text:style-name="Preformatted_20_Text">https://en.wikipedia.org/wiki/Jules_Pipe</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
      <text:p text:style-name="Preformatted_20_Text"><text:s/>CBE ribbon</text:p>
      <text:p text:style-name="Preformatted_20_Text">Jules Pipe</text:p>
      <text:p text:style-name="Preformatted_20_Text"><text:s text:c="4"/>• He was re-elected at the May 2006 mayoral election, the May 2010 mayoral election and subsequently in the May 2014 mayoral election.</text:p>
      <text:p text:style-name="Preformatted_20_Text"><text:s text:c="4"/>• On 30 June 2016 Pipe was appointed the Deputy Mayor for Planning, Regeneration and Skills by Mayor of London, Sadiq Khan, and resigned on 29 July 2016 as Mayor of Hackney to take up the post.</text:p>
      <text:p text:style-name="Preformatted_20_Text">Julian Benjamin Pipe CBE (born May 1965) was the first directly elected Mayor of the London Borough of Hackney between his election in October 2002 and his resignation in the summer of 2016.</text:p>
      <text:p text:style-name="Preformatted_20_Text">He worked as a journalist until taking on the full-time position as Mayor. The Council was short-listed for Council of the Year in 2010 in what was described as a "Meteoric rise".</text:p>
      <text:p text:style-name="Preformatted_20_Text">Pipe was elected as a Labour party Councillor in Stoke Newington in 1996, later representing the King’s Park Ward.</text:p>
      <text:p text:style-name="Preformatted_20_Text">He was re-elected at the May 2006 mayoral election, the May 2010 mayoral election and subsequently in the May 2014 mayoral election. He was Leader of Hackney Council from June 2001 to October 2002.</text:p>
      <text:p text:style-name="Preformatted_20_Text">On 30 June 2016 Pipe was appointed the Deputy Mayor for Planning, Regeneration and Skills by Mayor of London, Sadiq Khan, and resigned on 29 July 2016 as Mayor of Hackney to take up the post. He was succeeded by Philip Glanville who was reelected for a second term in 2018.</text:p>
      <text:p text:style-name="Preformatted_20_Text">References</text:p>
      <text:p text:style-name="Preformatted_20_Text">External links</text:p>
      <text:p text:style-name="Preformatted_20_Text"><text:s text:c="4"/>• Jules Pipe's biography</text:p>
      <text:p text:style-name="Preformatted_20_Text"><text:s text:c="4"/>• Hackney Labour Party</text:p>
      <text:p text:style-name="Preformatted_20_Text">Hackney Labour Party</text:p>
      <text:p text:style-name="Preformatted_20_Text">Jules Pipe's biogra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264" meta:character-count="1652" meta:non-whitespace-character-count="1391"/>
    <meta:generator>LibreOffice/6.0.7.3$Linux_X86_64 LibreOffice_project/00m0$Build-3</meta:generator>
  </office:meta>
</office:document-meta>
</file>